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8pt" officeooo:paragraph-rsid="0005eca6" style:font-size-asian="18pt" style:font-size-complex="18pt"/>
    </style:style>
    <style:style style:name="P2" style:family="paragraph" style:parent-style-name="Heading_20_3">
      <style:text-properties fo:font-size="18pt" fo:font-weight="normal" officeooo:paragraph-rsid="0007c585" style:font-size-asian="18pt" style:font-weight-asian="normal" style:font-size-complex="18pt" style:font-weight-complex="normal"/>
    </style:style>
    <style:style style:name="P3" style:family="paragraph" style:parent-style-name="Heading_20_3">
      <style:text-properties fo:font-size="18pt" officeooo:paragraph-rsid="0007c585" style:font-size-asian="18pt" style:font-size-complex="18pt"/>
    </style:style>
    <style:style style:name="P4" style:family="paragraph" style:parent-style-name="Standard">
      <style:text-properties fo:font-size="21pt" officeooo:rsid="0005eca6" officeooo:paragraph-rsid="0005eca6" style:font-size-asian="18.3500003814697pt" style:font-size-complex="21pt"/>
    </style:style>
    <style:style style:name="P5" style:family="paragraph" style:parent-style-name="Standard">
      <style:text-properties fo:font-size="21pt" fo:font-weight="bold" officeooo:rsid="0005eca6" officeooo:paragraph-rsid="0005eca6" style:font-size-asian="18.3500003814697pt" style:font-weight-asian="bold" style:font-size-complex="21pt" style:font-weight-complex="bold"/>
    </style:style>
    <style:style style:name="P6" style:family="paragraph" style:parent-style-name="Standard">
      <style:text-properties fo:font-size="21pt" fo:font-weight="bold" officeooo:rsid="00082470" officeooo:paragraph-rsid="00082470" style:font-size-asian="18.3500003814697pt" style:font-weight-asian="bold" style:font-size-complex="21pt" style:font-weight-complex="bold"/>
    </style:style>
    <style:style style:name="P7" style:family="paragraph" style:parent-style-name="Standard">
      <style:text-properties fo:font-size="18pt" officeooo:rsid="0005eca6" officeooo:paragraph-rsid="0005eca6" style:font-size-asian="15.75pt" style:font-size-complex="18pt"/>
    </style:style>
    <style:style style:name="P8" style:family="paragraph" style:parent-style-name="Standard">
      <style:text-properties fo:font-size="18pt" officeooo:paragraph-rsid="0005eca6" style:font-size-asian="15.75pt" style:font-size-complex="18pt"/>
    </style:style>
    <style:style style:name="P9" style:family="paragraph" style:parent-style-name="Standard">
      <style:text-properties fo:font-size="18pt" fo:font-weight="bold" officeooo:rsid="0005eca6" officeooo:paragraph-rsid="0005eca6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07c585" officeooo:paragraph-rsid="0007c585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paragraph-rsid="0005eca6"/>
    </style:style>
    <style:style style:name="P12" style:family="paragraph" style:parent-style-name="Standard">
      <style:text-properties fo:font-size="15pt" officeooo:rsid="0005eca6" officeooo:paragraph-rsid="0005eca6" style:font-size-asian="15pt" style:font-size-complex="15pt"/>
    </style:style>
    <style:style style:name="P13" style:family="paragraph" style:parent-style-name="Standard">
      <style:text-properties fo:font-size="15pt" officeooo:rsid="0007c585" officeooo:paragraph-rsid="0007c585" style:font-size-asian="15pt" style:font-size-complex="15pt"/>
    </style:style>
    <style:style style:name="P14" style:family="paragraph" style:parent-style-name="Standard">
      <style:text-properties fo:font-size="15pt" officeooo:paragraph-rsid="0005eca6" style:font-size-asian="15pt" style:font-size-complex="15pt"/>
    </style:style>
    <style:style style:name="P15" style:family="paragraph" style:parent-style-name="Standard">
      <style:text-properties fo:font-size="15pt" fo:font-weight="normal" officeooo:rsid="0007c585" officeooo:paragraph-rsid="0007c585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paragraph-rsid="0005eca6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36pt" fo:font-weight="bold" officeooo:rsid="0005eca6" officeooo:paragraph-rsid="0005eca6" style:font-size-asian="36pt" style:font-weight-asian="bold" style:font-size-complex="36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 style:parent-style-name="Text_20_body" style:list-style-name="L3"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 style:parent-style-name="Text_20_body" style:list-style-name="L3"/>
    <style:style style:name="P22" style:family="paragraph" style:parent-style-name="Text_20_body" style:list-style-name="L4">
      <style:text-properties officeooo:paragraph-rsid="0007c585"/>
    </style:style>
    <style:style style:name="T1" style:family="text">
      <style:text-properties fo:font-weight="bold" officeooo:rsid="0007c585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5eca6" style:font-size-asian="15pt" style:font-size-complex="15pt"/>
    </style:style>
    <style:style style:name="T4" style:family="text">
      <style:text-properties fo:font-size="15pt" officeooo:rsid="0007c585" style:font-size-asian="15pt" style:font-size-complex="15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07c585" style:font-size-asian="15pt" style:font-weight-asian="normal" style:font-size-complex="15pt" style:font-weight-complex="normal"/>
    </style:style>
    <style:style style:name="T7" style:family="text">
      <style:text-properties fo:font-size="15pt" fo:font-weight="bold" officeooo:rsid="0007c585" style:font-size-asian="15pt" style:font-weight-asian="bold" style:font-size-complex="15pt" style:font-weight-complex="bold"/>
    </style:style>
    <style:style style:name="T8" style:family="text">
      <style:text-properties officeooo:rsid="0007c58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oadmap for the Project </text:p>
      <text:p text:style-name="P4"/>
      <text:p text:style-name="P6">Name : <text:s/>Kapil , Stream : <text:s/>AIML</text:p>
      <text:p text:style-name="P5">Task : Smart Image Updater</text:p>
      <text:p text:style-name="P5">Mentor : Mr. Akash Rikh </text:p>
      <text:p text:style-name="P5"/>
      <text:p text:style-name="P7"/>
      <text:p text:style-name="P9">What is This Project ?</text:p>
      <text:p text:style-name="P12">I’m trying to make a web tool that helps find and fix missing images in a catalog.</text:p>
      <text:p text:style-name="P12">1.It shows a list of projects that don’t have images.</text:p>
      <text:p text:style-name="P11"><text:span text:style-name="T3">2.</text:span><text:span text:style-name="T2">Fetches relevant images from the web</text:span></text:p>
      <text:p text:style-name="P11"><text:span text:style-name="T3">3.</text:span><text:span text:style-name="T2">It </text:span><text:span text:style-name="Strong_20_Emphasis"><text:span text:style-name="T5">searches for pictures</text:span></text:span><text:span text:style-name="T2"> of those products from the internet.</text:span></text:p>
      <text:p text:style-name="P11"><text:span text:style-name="T3">4.</text:span><text:span text:style-name="T2">The tool then</text:span><text:span text:style-name="T5"> </text:span><text:span text:style-name="Strong_20_Emphasis"><text:span text:style-name="T5">resizes the image to a square shape</text:span></text:span><text:span text:style-name="T2"> (500x500).</text:span></text:p>
      <text:p text:style-name="P11"><text:span text:style-name="T3">5.F</text:span><text:span text:style-name="T2">inally, </text:span><text:span text:style-name="T5">it </text:span><text:span text:style-name="Strong_20_Emphasis"><text:span text:style-name="T5">saves the image</text:span></text:span><text:span text:style-name="T5"> and </text:span><text:span text:style-name="Strong_20_Emphasis"><text:span text:style-name="T5">updates the database</text:span></text:span><text:span text:style-name="T5"> with</text:span><text:span text:style-name="T2"> the new image path.</text:span></text:p>
      <text:p text:style-name="P11"><text:span text:style-name="T2"/></text:p>
      <text:p text:style-name="P8"/>
      <text:p text:style-name="P9">Tech Stack : </text:p>
      <text:p text:style-name="P13">1.Frontend – HTML,CSS,JS</text:p>
      <text:p text:style-name="P13">2.Backend – FastAPI</text:p>
      <text:p text:style-name="P13">3.Storage – JSON File</text:p>
      <text:p text:style-name="P13">4.Image Preprocessing – Pillow(Python)</text:p>
      <text:p text:style-name="P13"/>
      <text:p text:style-name="P13"/>
      <text:p text:style-name="P10">Working : </text:p>
      <text:list text:style-name="L1">
        <text:list-item>
          <text:p text:style-name="P18"><text:span text:style-name="Strong_20_Emphasis"><text:span text:style-name="T5">Homepage</text:span></text:span><text:span text:style-name="T5"> (HTML): Shows a list of products without images.</text:span></text:p>
        </text:list-item>
        <text:list-item>
          <text:p text:style-name="P18"><text:span text:style-name="Strong_20_Emphasis"><text:span text:style-name="T5">Search</text:span></text:span><text:span text:style-name="T5"> (JS → Flask): When you click "Search", it fetches mock image URLs for the product name.</text:span></text:p>
        </text:list-item>
        <text:list-item>
          <text:p text:style-name="P18"><text:span text:style-name="Strong_20_Emphasis"><text:span text:style-name="T5">Preview</text:span></text:span><text:span text:style-name="T5">: Shows 2–3 images to choose from.</text:span></text:p>
        </text:list-item>
        <text:list-item>
          <text:p text:style-name="P18"><text:span text:style-name="Strong_20_Emphasis"><text:span text:style-name="T5">Select + Save</text:span></text:span><text:span text:style-name="T5">: On selection, the backend:</text:span></text:p>
          <text:list>
            <text:list-item>
              <text:p text:style-name="P19">Downloads the image</text:p>
            </text:list-item>
            <text:list-item>
              <text:p text:style-name="P19">Resizes it to 500x500</text:p>
            </text:list-item>
            <text:list-item>
              <text:p text:style-name="P18"><text:span text:style-name="T5">Updates the product’s image path in the </text:span><text:span text:style-name="Source_20_Text"><text:span text:style-name="T5">products.json</text:span></text:span><text:span text:style-name="T5"> file</text:span></text:p>
            </text:list-item>
          </text:list>
        </text:list-item>
        <text:list-item>
          <text:p text:style-name="P18"><text:soft-page-break/><text:span text:style-name="Strong_20_Emphasis"><text:span text:style-name="T5">Reload</text:span></text:span><text:span text:style-name="T5">: Product disappears from the "missing image" list.</text:span></text:p>
        </text:list-item>
      </text:list>
      <text:p text:style-name="P15"/>
      <text:p text:style-name="P15"/>
      <text:h text:style-name="P3" text:outline-level="3"><text:span text:style-name="T1">Benefits of This Approach</text:span></text:h>
      <text:h text:style-name="P3" text:outline-level="3"><text:span text:style-name="T7"><text:s text:c="2"/></text:span><text:span text:style-name="T6"><text:s text:c="3"/>1.</text:span><text:span text:style-name="T5">Looks better with HTML/CSS (easy to style</text:span><text:span text:style-name="T6">)</text:span></text:h>
      <text:h text:style-name="P2" text:outline-level="3"><text:span text:style-name="T4"><text:s text:c="6"/>2.</text:span><text:span text:style-name="T2">No database needed — easy to understand and share.</text:span></text:h>
      <text:h text:style-name="P2" text:outline-level="3"><text:span text:style-name="T2"><text:s text:c="6"/></text:span><text:span text:style-name="T4">3.</text:span><text:span text:style-name="T2">Fully web-based and beginner-friendly.</text:span></text:h>
      <text:h text:style-name="P2" text:outline-level="3"><text:span text:style-name="T2"><text:s text:c="6"/></text:span><text:span text:style-name="T4">4.</text:span><text:span text:style-name="T2">Prepares you for future upgrades (e.g., adding cloud</text:span><text:span text:style-name="T4">)</text:span></text:h>
      <text:p text:style-name="P15"/>
      <text:p text:style-name="P15"/>
      <text:p text:style-name="P10">Project Structure : </text:p>
      <text:p text:style-name="P14">smart_image_updater/</text:p>
      <text:p text:style-name="P14">├── static/</text:p>
      <text:p text:style-name="P14">│ <text:s text:c="2"/>└── styles.css <text:s text:c="10"/></text:p>
      <text:p text:style-name="P14">├── templates/</text:p>
      <text:p text:style-name="P14">│ <text:s text:c="2"/>├── index.html <text:s text:c="13"/></text:p>
      <text:p text:style-name="P14">│ <text:s text:c="2"/>└── preview.html <text:s text:c="10"/></text:p>
      <text:p text:style-name="P14">├── app.py <text:s text:c="21"/></text:p>
      <text:p text:style-name="P14">├── image_utils.py <text:s text:c="13"/></text:p>
      <text:p text:style-name="P14">├── fetch_images.py <text:s text:c="12"/></text:p>
      <text:p text:style-name="P14">├── products.json <text:s text:c="14"/></text:p>
      <text:p text:style-name="P14">├── requirements.txt</text:p>
      <text:p text:style-name="P14">└── README.md</text:p>
      <text:p text:style-name="P14"/>
      <text:p text:style-name="P14"/>
      <text:p text:style-name="P14"/>
      <text:h text:style-name="P1" text:outline-level="2">Functional Overview (How It Works)</text:h>
      <text:list xml:id="list1070538206" text:style-name="L3">
        <text:list-item>
          <text:p text:style-name="P21"><text:span text:style-name="Strong_20_Emphasis"><text:span text:style-name="T5">Frontend (HTML)</text:span></text:span></text:p>
          <text:list>
            <text:list-header>
              <text:p text:style-name="P21"><text:span text:style-name="T6">a)index.html</text:span><text:span text:style-name="T5"> Lists all products that don't have images.</text:span></text:p>
              <text:p text:style-name="P21"><text:span text:style-name="T6">b)</text:span><text:span text:style-name="T5">Button: "Search Image" → opens </text:span><text:span text:style-name="T6">product.json for</text:span><text:span text:style-name="T5"> that product.</text:span></text:p>
            </text:list-header>
          </text:list>
        </text:list-item>
        <text:list-item>
          <text:p text:style-name="P21"><text:span text:style-name="Strong_20_Emphasis"><text:span text:style-name="T5">Backend (Flask)</text:span></text:span></text:p>
        </text:list-item>
      </text:list>
      <text:list text:style-name="L4">
        <text:list-item>
          <text:list>
            <text:list-header>
              <text:p text:style-name="P22"><text:span text:style-name="T6">a)</text:span><text:span text:style-name="T5">Loads product data from </text:span><text:span text:style-name="T6">product.json</text:span></text:p>
            </text:list-header>
          </text:list>
        </text:list-item>
      </text:list>
      <text:list text:continue-list="list1070538206" text:style-name="L3">
        <text:list-item>
          <text:list>
            <text:list-header>
              <text:p text:style-name="P20"><text:soft-page-break/><text:span text:style-name="T8">b)</text:span>Uses mock image search (e.g., placeholder.com or SerpAPI if needed)</text:p>
              <text:p text:style-name="P20"><text:span text:style-name="T8">c)</text:span>When user selects an image:</text:p>
              <text:list>
                <text:list-header>
                  <text:p text:style-name="P20"><text:span text:style-name="T8">1.</text:span>Downloads it</text:p>
                  <text:p text:style-name="P21"><text:span text:style-name="T6">2.</text:span><text:span text:style-name="T5">Resizes it to 500x500 using </text:span><text:span text:style-name="T6">pillow.</text:span></text:p>
                  <text:p text:style-name="P20"><text:span text:style-name="T8">3.</text:span>Saves it locally</text:p>
                  <text:p text:style-name="P21"><text:span text:style-name="T6">4.</text:span><text:span text:style-name="T5">Updates the </text:span><text:span text:style-name="T6">product.json in</text:span><text:span text:style-name="T5"> the new image path</text:span></text:p>
                </text:list-header>
              </text:list>
            </text:list-header>
          </text:list>
        </text:list-item>
        <text:list-item>
          <text:p text:style-name="P21"><text:span text:style-name="Strong_20_Emphasis"><text:span text:style-name="T5">Image Processing</text:span></text:span></text:p>
          <text:list>
            <text:list-header>
              <text:p text:style-name="P21"><text:span text:style-name="T6">a)image_utils.py : </text:span><text:span text:style-name="T5">Makes all images square (centered and white-padded if needed)</text:span></text:p>
            </text:list-header>
          </text:list>
        </text:list-item>
        <text:list-item>
          <text:p text:style-name="P21"><text:span text:style-name="Strong_20_Emphasis"><text:span text:style-name="T5">Storage</text:span></text:span></text:p>
          <text:list>
            <text:list-header>
              <text:p text:style-name="P21"><text:span text:style-name="T6">a)</text:span><text:span text:style-name="T5">All product info (name, code, image path) is stored in </text:span><text:span text:style-name="T6">products.json</text:span></text:p>
              <text:p text:style-name="P21"><text:span text:style-name="T6">b)</text:span><text:span text:style-name="T5">Saved images go inside /</text:span><text:span text:style-name="T6">images.</text:span></text:p>
            </text:list-header>
          </text:list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20:42:12.673564381</meta:creation-date>
    <dc:date>2025-07-14T21:04:53.603354563</dc:date>
    <meta:editing-duration>PT1M27S</meta:editing-duration>
    <meta:editing-cycles>1</meta:editing-cycles>
    <meta:document-statistic meta:table-count="0" meta:image-count="0" meta:object-count="0" meta:page-count="3" meta:paragraph-count="60" meta:word-count="353" meta:character-count="2247" meta:non-whitespace-character-count="1838"/>
    <meta:generator>LibreOffice/24.2.7.2$Linux_X86_64 LibreOffice_project/420$Build-2</meta:generator>
  </office:meta>
</office:document-meta>
</file>